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83cm" fo:min-width="3.83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143cm" svg:x="4.461cm" svg:y="3.386cm">
          <text:p text:style-name="P1">Operating M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.445cm" svg:height="1.143cm" svg:x="4.461cm" svg:y="11.834cm">
          <text:p text:style-name="P1">Option x+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445cm" svg:height="1.143cm" svg:x="4.461cm" svg:y="8.874cm">
          <text:p text:style-name="P1">Option 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445cm" svg:height="1.143cm" svg:x="4.461cm" svg:y="6.257cm">
          <text:p text:style-name="P1">Option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445cm" svg:height="1.143cm" svg:x="4.461cm" svg:y="17.764cm">
          <text:p text:style-name="P1">Option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445cm" svg:height="1.143cm" svg:x="12.938cm" svg:y="11.834cm">
          <text:p text:style-name="P1">Value 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445cm" svg:height="1.143cm" svg:x="12.938cm" svg:y="8.874cm">
          <text:p text:style-name="P1">Value 1<text:line-break/>(curren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4.445cm" svg:height="1.143cm" svg:x="12.938cm" svg:y="14.613cm">
          <text:p text:style-name="P1">Value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6.683cm" svg:y1="4.529cm" svg:x2="6.683cm" svg:y2="6.257cm" draw:start-shape="id1" draw:start-glue-point="2" draw:end-shape="id2" draw:end-glue-point="0" svg:d="M6683 4529v501 725 502" svg:viewBox="0 0 1 1729">
          <text:p text:style-name="P1">B1</text:p>
        </draw:connector>
        <draw:connector draw:style-name="gr2" draw:text-style-name="P2" draw:layer="layout" draw:line-skew="-1.512cm" svg:x1="4.461cm" svg:y1="18.335cm" svg:x2="4.461cm" svg:y2="3.957cm" draw:start-shape="id3" draw:start-glue-point="3" draw:end-shape="id1" draw:end-glue-point="3" svg:d="M4461 18335h-2032v-14378h2032" svg:viewBox="0 0 2033 14379">
          <text:p text:style-name="P1">B1</text:p>
        </draw:connector>
        <draw:connector draw:style-name="gr2" draw:text-style-name="P2" draw:layer="layout" svg:x1="8.906cm" svg:y1="9.445cm" svg:x2="12.938cm" svg:y2="9.445cm" draw:start-shape="id4" draw:start-glue-point="1" draw:end-shape="id5" draw:end-glue-point="3" svg:d="M8906 9445h4032" svg:viewBox="0 0 4033 1">
          <text:p text:style-name="P1">B2</text:p>
        </draw:connector>
        <draw:connector draw:style-name="gr2" draw:text-style-name="P2" draw:layer="layout" svg:x1="15.16cm" svg:y1="10.017cm" svg:x2="15.16cm" svg:y2="11.834cm" draw:start-shape="id5" draw:start-glue-point="2" draw:end-shape="id6" draw:end-glue-point="0" svg:d="M15160 10017v1817" svg:viewBox="0 0 1 1818">
          <text:p text:style-name="P1">B2</text:p>
        </draw:connector>
        <draw:connector draw:style-name="gr2" draw:text-style-name="P2" draw:layer="layout" svg:x1="15.16cm" svg:y1="12.977cm" svg:x2="15.16cm" svg:y2="14.613cm" draw:start-shape="id6" draw:start-glue-point="2" draw:end-shape="id7" draw:end-glue-point="0" svg:d="M15160 12977v1636" svg:viewBox="0 0 1 1637">
          <text:p text:style-name="P1">B2</text:p>
        </draw:connector>
        <draw:connector draw:style-name="gr2" draw:text-style-name="P2" draw:layer="layout" draw:line-skew="1.15cm" svg:x1="17.383cm" svg:y1="15.184cm" svg:x2="17.383cm" svg:y2="9.445cm" draw:start-shape="id7" draw:start-glue-point="1" draw:end-shape="id5" draw:end-glue-point="1" svg:d="M17383 15184h1651v-5739h-1651" svg:viewBox="0 0 1652 5740">
          <text:p text:style-name="P1">B2</text:p>
        </draw:connector>
        <draw:connector draw:style-name="gr2" draw:text-style-name="P2" draw:layer="layout" svg:x1="6.683cm" svg:y1="7.4cm" svg:x2="6.683cm" svg:y2="8.874cm" draw:start-shape="id2" draw:start-glue-point="2" draw:end-shape="id4" draw:end-glue-point="0" svg:d="M6683 7400v1474" svg:viewBox="0 0 1 1475">
          <text:p text:style-name="P1">B1</text:p>
        </draw:connector>
        <draw:connector draw:style-name="gr3" draw:text-style-name="P2" draw:layer="layout" svg:x1="6.683cm" svg:y1="10.017cm" svg:x2="6.683cm" svg:y2="11.834cm" draw:start-shape="id4" draw:start-glue-point="2" draw:end-shape="id8" draw:end-glue-point="0" svg:d="M6683 10017v1817" svg:viewBox="0 0 1 1818">
          <text:p/>
        </draw:connector>
        <draw:connector draw:style-name="gr3" draw:text-style-name="P2" draw:layer="layout" svg:x1="6.683cm" svg:y1="12.977cm" svg:x2="6.683cm" svg:y2="17.764cm" draw:start-shape="id8" draw:start-glue-point="2" draw:end-shape="id3" draw:end-glue-point="0" svg:d="M6683 12977v4787" svg:viewBox="0 0 1 4788">
          <text:p/>
        </draw:connector>
        <draw:connector draw:style-name="gr2" draw:text-style-name="P2" draw:layer="layout" svg:x1="12.938cm" svg:y1="12.405cm" svg:x2="8.906cm" svg:y2="12.405cm" draw:start-shape="id6" draw:start-glue-point="3" draw:end-shape="id8" draw:end-glue-point="1" svg:d="M12938 12405h-4032" svg:viewBox="0 0 4033 1">
          <text:p text:style-name="P1">B1</text:p>
        </draw:connector>
        <draw:connector draw:style-name="gr2" draw:text-style-name="P2" draw:layer="layout" draw:line-skew="-0.909cm" svg:x1="4.461cm" svg:y1="9.445cm" svg:x2="4.461cm" svg:y2="3.957cm" draw:start-shape="id4" draw:start-glue-point="3" draw:end-shape="id1" draw:end-glue-point="3" svg:d="M4461 9445h-1429v-5488h1429" svg:viewBox="0 0 1430 5489">
          <text:p text:style-name="P1">TO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09:50:16.500774728</meta:creation-date>
    <dc:date>2020-12-30T12:35:08.146030305</dc:date>
    <meta:editing-duration>PT2H13M59S</meta:editing-duration>
    <meta:editing-cycles>1</meta:editing-cycles>
    <meta:document-statistic meta:object-count="19"/>
    <meta:generator>LibreOffice/6.4.6.2$Linux_X86_64 LibreOffice_project/40$Build-2</meta:generator>
  </office:meta>
</office:document-meta>
</file>